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B000001EA9D856BAACD920FE8.png" manifest:media-type="image/png"/>
  <manifest:file-entry manifest:full-path="Pictures/100000010000016D000001DB93713D207F4A2F9B.png" manifest:media-type="image/png"/>
  <manifest:file-entry manifest:full-path="Pictures/10000001000000F30000017256A639C8C725F376.png" manifest:media-type="image/png"/>
  <manifest:file-entry manifest:full-path="Pictures/100000010000015C000001017BEECF82BE79BA2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Droid Sans Devanagari" svg:font-family="'Droid Sans Devanagari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712cm" fo:min-width="2.791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712cm" fo:min-width="4.549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svg:stroke-width="0.25cm" svg:stroke-color="#808080" draw:marker-start-width="0.575cm" draw:marker-end="Arrow" draw:marker-end-width="0.675cm" draw:textarea-horizontal-align="center" draw:textarea-vertical-align="middle" fo:padding-top="0.25cm" fo:padding-bottom="0.25cm" fo:padding-left="0.375cm" fo:padding-right="0.3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27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Textfoli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4pt" fo:font-style="italic" style:font-size-asian="14pt" style:font-style-asian="italic" style:font-size-complex="14pt" style:font-style-complex="italic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Komplexität, wenn jeder mit jedem spricht" draw:style-name="dp1" draw:master-page-name="Textfolie" presentation:presentation-page-layout-name="AL1T19">
        <office:forms form:automatic-focus="false" form:apply-design-mode="false"/>
        <draw:g>
          <draw:frame draw:style-name="gr1" draw:text-style-name="P1" draw:layer="layout" svg:width="3.291cm" svg:height="0.962cm" svg:x="0.492cm" svg:y="3.538cm">
            <draw:text-box>
              <text:p><text:span text:style-name="T1">Client</text:span></text:p>
            </draw:text-box>
          </draw:frame>
          <draw:frame draw:style-name="gr2" draw:text-style-name="P2" draw:layer="layout" svg:width="4.918cm" svg:height="3.632cm" svg:x="0.179cm" svg:y="0cm">
            <draw:image xlink:href="Pictures/100000010000015C000001017BEECF82BE79BA27.png" xlink:type="simple" xlink:show="embed" xlink:actuate="onLoad" draw:mime-type="image/png">
              <text:p/>
            </draw:image>
          </draw:frame>
        </draw:g>
        <draw:g>
          <draw:frame draw:style-name="gr2" draw:text-style-name="P2" draw:layer="layout" svg:width="2.298cm" svg:height="3.5cm" svg:x="10.311cm" svg:y="0cm">
            <draw:image xlink:href="Pictures/10000001000000F30000017256A639C8C725F376.png" xlink:type="simple" xlink:show="embed" xlink:actuate="onLoad" draw:mime-type="image/png">
              <text:p/>
            </draw:image>
          </draw:frame>
          <draw:frame draw:style-name="gr3" draw:text-style-name="P1" draw:layer="layout" svg:width="5.049cm" svg:height="0.962cm" svg:x="8.939cm" svg:y="3.538cm">
            <draw:text-box>
              <text:p><text:span text:style-name="T1">C</text:span><text:span text:style-name="T1">li</text:span><text:span text:style-name="T1">e</text:span><text:span text:style-name="T1">n</text:span><text:span text:style-name="T1">t </text:span><text:span text:style-name="T1">&amp;</text:span><text:span text:style-name="T1"> </text:span><text:span text:style-name="T1">S</text:span><text:span text:style-name="T1">e</text:span><text:span text:style-name="T1">r</text:span><text:span text:style-name="T1">v</text:span><text:span text:style-name="T1">e</text:span><text:span text:style-name="T1">r</text:span></text:p>
            </draw:text-box>
          </draw:frame>
        </draw:g>
        <draw:g>
          <draw:frame draw:style-name="gr2" draw:text-style-name="P2" draw:layer="layout" svg:width="2.499cm" svg:height="3.253cm" svg:x="1.271cm" svg:y="10.238cm">
            <draw:image xlink:href="Pictures/100000010000016D000001DB93713D207F4A2F9B.png" xlink:type="simple" xlink:show="embed" xlink:actuate="onLoad" draw:mime-type="image/png">
              <text:p/>
            </draw:image>
          </draw:frame>
          <draw:frame draw:style-name="gr3" draw:text-style-name="P1" draw:layer="layout" svg:width="5.049cm" svg:height="0.962cm" svg:x="0cm" svg:y="13.538cm">
            <draw:text-box>
              <text:p><text:span text:style-name="T1">C</text:span><text:span text:style-name="T1">li</text:span><text:span text:style-name="T1">e</text:span><text:span text:style-name="T1">n</text:span><text:span text:style-name="T1">t </text:span><text:span text:style-name="T1">&amp;</text:span><text:span text:style-name="T1"> </text:span><text:span text:style-name="T1">S</text:span><text:span text:style-name="T1">e</text:span><text:span text:style-name="T1">r</text:span><text:span text:style-name="T1">v</text:span><text:span text:style-name="T1">e</text:span><text:span text:style-name="T1">r</text:span></text:p>
            </draw:text-box>
          </draw:frame>
        </draw:g>
        <draw:g>
          <draw:frame draw:style-name="gr4" draw:text-style-name="P2" draw:layer="layout" svg:width="2.279cm" svg:height="3.544cm" svg:x="10.321cm" svg:y="10cm">
            <draw:image xlink:href="Pictures/100000010000013B000001EA9D856BAACD920FE8.png" xlink:type="simple" xlink:show="embed" xlink:actuate="onLoad" draw:mime-type="image/png">
              <text:p/>
            </draw:image>
          </draw:frame>
          <draw:frame draw:style-name="gr3" draw:text-style-name="P1" draw:layer="layout" svg:width="5.049cm" svg:height="0.962cm" svg:x="8.939cm" svg:y="13.538cm">
            <draw:text-box>
              <text:p><text:span text:style-name="T1">Client &amp; Server</text:span></text:p>
            </draw:text-box>
          </draw:frame>
        </draw:g>
        <draw:polyline draw:style-name="gr5" draw:text-style-name="P3" xml:id="id9" draw:id="id9" draw:layer="layout" svg:width="0cm" svg:height="4.999cm" svg:x="2.46cm" svg:y="4.681cm" svg:viewBox="0 0 0 5000" draw:points="0,0 0,5000">
          <text:p/>
        </draw:polyline>
        <draw:polyline draw:style-name="gr5" draw:text-style-name="P3" xml:id="id3" draw:id="id3" draw:layer="layout" svg:width="0cm" svg:height="4.999cm" svg:x="11.76cm" svg:y="4.681cm" svg:viewBox="0 0 0 5000" draw:points="0,0 0,5000">
          <text:p/>
        </draw:polyline>
        <draw:polyline draw:style-name="gr5" draw:text-style-name="P3" xml:id="id6" draw:id="id6" draw:layer="layout" svg:width="5.499cm" svg:height="0cm" svg:x="4.46cm" svg:y="11.381cm" svg:viewBox="0 0 5500 0" draw:points="0,0 5500,0">
          <text:p/>
        </draw:polyline>
        <draw:polyline draw:style-name="gr5" draw:text-style-name="P3" xml:id="id5" draw:id="id5" draw:layer="layout" svg:width="4.999cm" svg:height="0cm" svg:x="4.46cm" svg:y="12.481cm" svg:viewBox="0 0 5000 0" draw:points="5000,0 0,0">
          <text:p/>
        </draw:polyline>
        <draw:polyline draw:style-name="gr5" draw:text-style-name="P3" xml:id="id2" draw:id="id2" draw:layer="layout" svg:width="0cm" svg:height="4.999cm" svg:x="10.66cm" svg:y="4.681cm" svg:viewBox="0 0 0 5000" draw:points="0,5000 0,0">
          <text:p/>
        </draw:polyline>
        <draw:polyline draw:style-name="gr5" draw:text-style-name="P3" xml:id="id7" draw:id="id7" draw:layer="layout" svg:width="5.999cm" svg:height="5.499cm" svg:x="2.96cm" svg:y="4.181cm" svg:viewBox="0 0 6000 5500" draw:points="0,5500 6000,0">
          <text:p/>
        </draw:polyline>
        <draw:polyline draw:style-name="gr5" draw:text-style-name="P3" xml:id="id8" draw:id="id8" draw:layer="layout" svg:width="5.499cm" svg:height="4.999cm" svg:x="3.96cm" svg:y="5.181cm" svg:viewBox="0 0 5500 5000" draw:points="5500,0 0,5000">
          <text:p/>
        </draw:polyline>
        <draw:g xml:id="id1" draw:id="id1">
          <draw:line draw:style-name="gr5" draw:text-style-name="P3" draw:layer="layout" svg:x1="5.46cm" svg:y1="1.681cm" svg:x2="8.96cm" svg:y2="1.681cm">
            <text:p/>
          </draw:line>
          <draw:frame draw:style-name="gr6" draw:text-style-name="P4" draw:layer="layout" svg:width="1.827cm" svg:height="0.806cm" svg:x="5.26cm" svg:y="0.881cm">
            <draw:text-box>
              <text:p><text:span text:style-name="T2">Aufruf</text:span></text:p>
            </draw:text-box>
          </draw:frame>
        </draw:g>
        <draw:polyline draw:style-name="gr5" draw:text-style-name="P3" xml:id="id4" draw:id="id4" draw:layer="layout" svg:width="5.499cm" svg:height="5.499cm" svg:x="3.96cm" svg:y="4.681cm" svg:viewBox="0 0 5500 5500" draw:points="0,0 5500,55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1" smil:attributeName="visibility" smil:to="visible"/>
                  <anim:transitionFilter smil:dur="0.5s" smil:targetElement="id1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2" smil:attributeName="visibility" smil:to="visible"/>
                  <anim:transitionFilter smil:dur="1s" smil:targetElement="id2" smil:type="barWipe" smil:subtype="topToBottom" smil:direction="reverse"/>
                </anim:par>
              </anim:par>
              <anim:par smil:begin="1s">
                <anim:par smil:begin="0s" smil:fill="hold" presentation:node-type="after-previous" presentation:preset-class="entrance" presentation:preset-id="ooo-entrance-wipe" presentation:preset-sub-type="from-top" presentation:preset-property="Direction">
                  <anim:set smil:begin="0s" smil:dur="0.002s" smil:fill="hold" smil:targetElement="id3" smil:attributeName="visibility" smil:to="visible"/>
                  <anim:transitionFilter smil:dur="1s" smil:targetElement="id3" smil:type="barWipe" smil:subtype="topToBottom"/>
                </anim:par>
              </anim:par>
              <anim:par smil:begin="2s">
                <anim:par smil:begin="0s" smil:fill="hold" presentation:node-type="after-previous" presentation:preset-class="entrance" presentation:preset-id="ooo-entrance-wipe" presentation:preset-sub-type="from-top" presentation:preset-property="Direction">
                  <anim:set smil:begin="0s" smil:dur="0.001s" smil:fill="hold" smil:targetElement="id4" smil:attributeName="visibility" smil:to="visible"/>
                  <anim:transitionFilter smil:dur="0.5s" smil:targetElement="id4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right" presentation:preset-property="Direction">
                  <anim:set smil:begin="0s" smil:dur="0.002s" smil:fill="hold" smil:targetElement="id5" smil:attributeName="visibility" smil:to="visible"/>
                  <anim:transitionFilter smil:dur="1s" smil:targetElement="id5" smil:type="barWipe" smil:subtype="leftToRight" smil:direction="reverse"/>
                </anim:par>
              </anim:par>
              <anim:par smil:begin="1s">
                <anim:par smil:begin="0s" smil:fill="hold" presentation:node-type="after-previous" presentation:preset-class="entrance" presentation:preset-id="ooo-entrance-wipe" presentation:preset-sub-type="from-left" presentation:preset-property="Direction">
                  <anim:set smil:begin="0s" smil:dur="0.001s" smil:fill="hold" smil:targetElement="id6" smil:attributeName="visibility" smil:to="visible"/>
                  <anim:transitionFilter smil:dur="0.5s" smil:targetElement="id6" smil:type="barWipe" smil:subtype="leftToRight"/>
                </anim:par>
              </anim:par>
              <anim:par smil:begin="1.5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4s" smil:fill="hold" smil:targetElement="id7" smil:attributeName="visibility" smil:to="visible"/>
                  <anim:transitionFilter smil:dur="2s" smil:targetElement="id7" smil:type="barWipe" smil:subtype="topToBottom" smil:direction="reverse"/>
                </anim:par>
              </anim:par>
              <anim:par smil:begin="3.5s">
                <anim:par smil:begin="0s" smil:fill="hold" presentation:node-type="after-previous" presentation:preset-class="entrance" presentation:preset-id="ooo-entrance-wipe" presentation:preset-sub-type="from-top" presentation:preset-property="Direction">
                  <anim:set smil:begin="0s" smil:dur="0.004s" smil:fill="hold" smil:targetElement="id8" smil:attributeName="visibility" smil:to="visible"/>
                  <anim:transitionFilter smil:dur="2s" smil:targetElement="id8" smil:type="barWipe" smil:subtype="topToBottom"/>
                </anim:par>
              </anim:par>
              <anim:par smil:begin="5.5s">
                <anim:par smil:begin="0s" smil:fill="hold" presentation:node-type="after-previous" presentation:preset-class="entrance" presentation:preset-id="ooo-entrance-wipe" presentation:preset-sub-type="from-top" presentation:preset-property="Direction">
                  <anim:set smil:begin="0s" smil:dur="0.0005s" smil:fill="hold" smil:targetElement="id9" smil:attributeName="visibility" smil:to="visible"/>
                  <anim:transitionFilter smil:dur="0.25s" smil:targetElement="id9" smil:type="barWipe" smil:subtype="topToBottom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1" presentation:class="page"/>
          <draw:frame presentation:style-name="pr1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Droid Sans Devanagari" svg:font-family="'Droid Sans Devanagari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rial1" style:font-size-asian="24pt" style:language-asian="en" style:country-asian="US" style:font-name-complex="Arial1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Textfolie-background" style:family="presentation">
      <style:graphic-properties draw:stroke="none" draw:fill="none"/>
    </style:style>
    <style:style style:name="Textfolie-backgroundobjects" style:family="presentation">
      <style:graphic-properties draw:shadow="hidden" draw:shadow-offset-x="0.3cm" draw:shadow-offset-y="0.3cm" draw:shadow-color="#808080"/>
    </style:style>
    <style:style style:name="Textfolie-notes" style:family="presentation">
      <style:graphic-properties draw:stroke="none" draw:fill="none">
        <text:list-style style:name="Textfol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Textfolie-outline1" style:family="presentation">
      <style:graphic-properties draw:stroke="none" draw:fill="none">
        <text:list-style style:name="Textfoli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b500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b500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b500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b500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b500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b500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b500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b500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b5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b50000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/>
    </style:style>
    <style:style style:name="Textfolie-outline2" style:family="presentation" style:parent-style-name="Textfolie-outline1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22pt" style:font-size-asian="22pt" style:font-size-complex="22pt"/>
    </style:style>
    <style:style style:name="Textfolie-outline3" style:family="presentation" style:parent-style-name="Textfolie-outline2">
      <style:paragraph-properties fo:margin-left="0.3cm" fo:margin-right="0cm" fo:margin-top="0cm" fo:margin-bottom="0.499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Textfolie-outline4" style:family="presentation" style:parent-style-name="Textfolie-outline3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5" style:family="presentation" style:parent-style-name="Textfolie-outline4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6" style:family="presentation" style:parent-style-name="Textfolie-outline5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7" style:family="presentation" style:parent-style-name="Textfolie-outline6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8" style:family="presentation" style:parent-style-name="Textfolie-outline7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9" style:family="presentation" style:parent-style-name="Textfolie-outline8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subtitle" style:family="presentation">
      <style:graphic-properties draw:stroke="none" draw:fill="none" draw:textarea-vertical-align="middle">
        <text:list-style style:name="Text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Textfolie-title" style:family="presentation">
      <style:graphic-properties draw:stroke="none" draw:fill="none" draw:fill-color="#f57900" draw:fill-image-width="0cm" draw:fill-image-height="0cm" draw:textarea-vertical-align="middle">
        <text:list-style style:name="Text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50000" loext:opacity="100%" style:text-outline="false" style:text-line-through-style="none" style:text-line-through-type="none" style:font-name="Bitstream Vera Sans1" fo:font-family="'Bitstream Vera Sans'" style:font-family-generic="swiss" style:font-pitch="variable" fo:font-size="28pt" fo:font-style="normal" fo:text-shadow="1pt 1pt" style:text-underline-style="none" fo:font-weight="bold" style:font-name-asian="HG Mincho Light J" style:font-family-asian="'HG Mincho Light J'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13.99cm" fo:page-height="14.5cm" style:print-orientation="portrait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  <style:paragraph-properties style:writing-mode="lr-tb"/>
    </style:style>
    <style:style style:name="Mpr1" style:family="presentation" style:parent-style-name="Textfolie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Textfolie-outline1">
      <style:graphic-properties draw:fill-color="#ffffff" draw:auto-grow-height="false" fo:min-height="13.86cm"/>
      <style:paragraph-properties style:writing-mode="lr-tb"/>
    </style:style>
    <style:style style:name="Mpr3" style:family="presentation" style:parent-style-name="Text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ext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style:writing-mode="lr-tb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margin-left="2.4cm" fo:margin-right="0cm" fo:text-indent="-0.8cm"/>
    </style:style>
    <style:style style:name="MP9" style:family="paragraph">
      <style:paragraph-properties fo:margin-left="3.6cm" fo:margin-right="0cm" fo:text-indent="-0.6cm"/>
    </style:style>
    <style:style style:name="MP10" style:family="paragraph">
      <style:paragraph-properties fo:margin-left="4.8cm" fo:margin-right="0cm" fo:text-indent="-0.6cm"/>
    </style:style>
    <style:style style:name="MP11" style:family="paragraph">
      <style:paragraph-properties fo:margin-left="6cm" fo:margin-right="0cm" fo:text-indent="-0.6cm"/>
    </style:style>
    <style:style style:name="MP12" style:family="paragraph">
      <style:paragraph-properties fo:margin-left="7.2cm" fo:margin-right="0cm" fo:text-indent="-0.6cm"/>
    </style:style>
    <style:style style:name="MP13" style:family="paragraph">
      <style:paragraph-properties fo:margin-left="8.4cm" fo:margin-right="0cm" fo:text-indent="-0.6cm"/>
    </style:style>
    <style:style style:name="MP14" style:family="paragraph">
      <style:paragraph-properties fo:margin-left="9.6cm" fo:margin-right="0cm" fo:text-indent="-0.6cm"/>
    </style:style>
    <style:style style:name="MP15" style:family="paragraph">
      <style:paragraph-properties fo:margin-left="10.8cm" fo:margin-right="0cm" fo:text-indent="-0.6cm"/>
    </style:style>
    <style:style style:name="MP16" style:family="paragraph">
      <loext:graphic-properties draw:fill-color="#ffffff"/>
      <style:paragraph-properties fo:margin-left="1.2cm" fo:margin-right="0cm" fo:text-indent="0cm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b500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b500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b500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b500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b500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b500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b500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b500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b5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b5000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787cm" svg:height="4.962cm" svg:x="2.889cm" svg:y="2.049cm"/>
      <draw:page-thumbnail draw:layer="backgroundobjects" svg:width="4.787cm" svg:height="4.962cm" svg:x="2.889cm" svg:y="8.012cm"/>
      <draw:page-thumbnail draw:layer="backgroundobjects" svg:width="4.787cm" svg:height="4.962cm" svg:x="2.889cm" svg:y="13.975cm"/>
      <draw:page-thumbnail draw:layer="backgroundobjects" svg:width="4.787cm" svg:height="4.962cm" svg:x="12.456cm" svg:y="2.049cm"/>
      <draw:page-thumbnail draw:layer="backgroundobjects" svg:width="4.787cm" svg:height="4.962cm" svg:x="12.456cm" svg:y="8.012cm"/>
      <draw:page-thumbnail draw:layer="backgroundobjects" svg:width="4.787cm" svg:height="4.962cm" svg:x="12.456cm" svg:y="13.975cm"/>
      <draw:page-thumbnail draw:layer="backgroundobjects" svg:width="4.787cm" svg:height="4.962cm" svg:x="22.023cm" svg:y="2.049cm"/>
      <draw:page-thumbnail draw:layer="backgroundobjects" svg:width="4.787cm" svg:height="4.962cm" svg:x="22.023cm" svg:y="8.012cm"/>
      <draw:page-thumbnail draw:layer="backgroundobjects" svg:width="4.787cm" svg:height="4.962cm" svg:x="22.023cm" svg:y="13.975cm"/>
    </style:handout-master>
    <style:master-page style:name="Textfolie" style:page-layout-name="PM1" draw:style-name="Mdp1">
      <draw:frame presentation:style-name="Mpr1" draw:text-style-name="MP6" draw:layer="backgroundobjects" svg:width="26.5cm" svg:height="2.506cm" svg:x="0.6cm" svg:y="-0.106cm" presentation:class="title">
        <draw:text-box>
          <text:p text:style-name="MP5">Titel einer Folie</text:p>
        </draw:text-box>
      </draw:frame>
      <draw:frame presentation:style-name="Mpr2" draw:text-style-name="MP16" draw:layer="backgroundobjects" svg:width="26.78cm" svg:height="17.46cm" svg:x="0.72cm" svg:y="2.7cm" presentation:class="outline">
        <draw:text-box>
          <text:list text:style-name="ML2">
            <text:list-item>
              <text:p text:style-name="MP7">Ebene 1</text:p>
              <text:list>
                <text:list-item>
                  <text:p text:style-name="MP8">Ebene 2</text:p>
                  <text:list>
                    <text:list-item>
                      <text:p text:style-name="MP9">Ebene 3</text:p>
                      <text:list>
                        <text:list-item>
                          <text:p text:style-name="MP10">Ebene 4</text:p>
                          <text:list>
                            <text:list-item>
                              <text:p text:style-name="MP11">Ebene 5</text:p>
                              <text:list>
                                <text:list-item>
                                  <text:p text:style-name="MP12">Ebene 6</text:p>
                                  <text:list>
                                    <text:list-item>
                                      <text:p text:style-name="MP13">Ebene 7</text:p>
                                      <text:list>
                                        <text:list-item>
                                          <text:p text:style-name="MP14">Ebene 8</text:p>
                                          <text:list>
                                            <text:list-item>
                                              <text:p text:style-name="MP15">Ebene 9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extfolie-title" draw:layer="backgroundobjects" svg:width="14.848cm" svg:height="11.135cm" svg:x="3.07cm" svg:y="2.257cm" presentation:class="page"/>
        <draw:frame presentation:style-name="Textfolie-notes" draw:layer="backgroundobjects" svg:width="16.79cm" svg:height="13.364cm" svg:x="2.098cm" svg:y="14.107cm" presentation:class="notes" presentation:placeholder="true">
          <draw:text-box/>
        </draw:frame>
        <draw:frame presentation:style-name="Mpr3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meta:creation-date>2009-10-14T20:41:59</meta:creation-date>
    <dc:language>fi-FI</dc:language>
    <meta:editing-cycles>1734</meta:editing-cycles>
    <meta:editing-duration>P9DT1H24M10S</meta:editing-duration>
    <meta:initial-creator>Dennis Schulmeister</meta:initial-creator>
    <dc:date>2022-03-16T13:12:35.229203812</dc:date>
    <dc:creator>Dennis Schulmeister-Zimolong</dc:creator>
    <meta:document-statistic meta:object-count="4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openoffice/basis3.0/share/template/en-US/presnt/Orange.otp"/>
  </office:meta>
</office:document-meta>
</file>